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0 : Bases des graphes</text:h>
      <text:h text:style-name="Heading_20_3" text:outline-level="3">Objectif</text:h>
      <text:p text:style-name="Text_20_body">Aujourd’hui, on apprend ce qu’est un graphe et le vocabulaire de base.</text:p>
      <text:h text:style-name="Heading_20_3" text:outline-level="3">À la fin de la séance, je dois savoir :</text:h>
      <text:list text:style-name="L1">
        <text:list-item>
          <text:p text:style-name="P3">reconnaître un sommet et une arête ; </text:p>
        </text:list-item>
        <text:list-item>
          <text:p text:style-name="P3">dire si deux sommets sont voisins ; </text:p>
        </text:list-item>
        <text:list-item>
          <text:p text:style-name="P3">calculer le degré d’un sommet ; </text:p>
        </text:list-item>
        <text:list-item>
          <text:p text:style-name="P3">reconnaître un chemin ; </text:p>
        </text:list-item>
        <text:list-item>
          <text:p text:style-name="P2">reconnaître un cycle. </text:p>
        </text:list-item>
      </text:list>
      <text:h text:style-name="Heading_20_1" text:outline-level="1">1. À retenir</text:h>
      <text:h text:style-name="Heading_20_2" text:outline-level="2">Le graphe</text:h>
      <text:p text:style-name="Text_20_body">Un <text:span text:style-name="Strong_20_Emphasis">graphe</text:span> est un ensemble de <text:span text:style-name="Strong_20_Emphasis">sommets</text:span> reliés par des <text:span text:style-name="Strong_20_Emphasis">arêtes</text:span>.</text:p>
      <text:h text:style-name="Heading_20_2" text:outline-level="2">Les sommets</text:h>
      <text:p text:style-name="Text_20_body">Les sommets sont les <text:span text:style-name="Strong_20_Emphasis">points</text:span> du graphe.</text:p>
      <text:h text:style-name="Heading_20_2" text:outline-level="2">Les arêtes</text:h>
      <text:p text:style-name="Text_20_body">Les arêtes sont les <text:span text:style-name="Strong_20_Emphasis">liens</text:span> entre les sommets.</text:p>
      <text:h text:style-name="Heading_20_2" text:outline-level="2">Sommets voisins</text:h>
      <text:p text:style-name="Text_20_body">Deux sommets sont <text:span text:style-name="Strong_20_Emphasis">voisins</text:span> s’ils sont reliés par une arête.</text:p>
      <text:h text:style-name="Heading_20_2" text:outline-level="2">Degré d’un sommet</text:h>
      <text:p text:style-name="Text_20_body">Le <text:span text:style-name="Strong_20_Emphasis">degré</text:span> d’un sommet est le nombre d’arêtes qui lui sont reliées.</text:p>
      <text:h text:style-name="Heading_20_2" text:outline-level="2">Chemin</text:h>
      <text:p text:style-name="Text_20_body">Un <text:span text:style-name="Strong_20_Emphasis">chemin</text:span> est une suite de sommets reliés les uns aux autres.</text:p>
      <text:h text:style-name="Heading_20_2" text:outline-level="2">Cycle</text:h>
      <text:p text:style-name="Text_20_body">Un <text:span text:style-name="Strong_20_Emphasis">cycle</text:span> est un chemin qui revient à son point de départ.</text:p>
      <text:h text:style-name="Heading_20_1" text:outline-level="1">2. Exemple guidé</text:h>
      <text:p text:style-name="Text_20_body">On considère le graphe suivant :</text:p>
      <text:section text:style-name="Sect1" text:name="code-block-viewer">
        <text:p text:style-name="P1"><text:soft-page-break/>A ----- B ----- D</text:p>
        <text:p text:style-name="Preformatted_20_Text"><text:s/>\ <text:s text:c="4"/>/</text:p>
        <text:p text:style-name="Preformatted_20_Text"><text:s text:c="3"/>\ /</text:p>
        <text:p text:style-name="Preformatted_20_Text"><text:s text:c="4"/>C</text:p>
      </text:section>
      <text:h text:style-name="Heading_20_3" text:outline-level="3">Questions</text:h>
      <text:list text:style-name="L2">
        <text:list-item>
          <text:p text:style-name="P5">Quels sont les sommets ?<text:line-break/>.................................................................... </text:p>
        </text:list-item>
        <text:list-item>
          <text:p text:style-name="P5">Quelles sont les arêtes ?<text:line-break/>.................................................................... </text:p>
        </text:list-item>
        <text:list-item>
          <text:p text:style-name="P5">Quels sont les voisins de A ?<text:line-break/>.................................................................... </text:p>
        </text:list-item>
        <text:list-item>
          <text:p text:style-name="P5">Quels sont les voisins de B ?<text:line-break/>.................................................................... </text:p>
        </text:list-item>
        <text:list-item>
          <text:p text:style-name="P5">Quel est le degré de A ?<text:line-break/>.................................................................... </text:p>
        </text:list-item>
        <text:list-item>
          <text:p text:style-name="P5">Quel est le degré de B ?<text:line-break/>.................................................................... </text:p>
        </text:list-item>
        <text:list-item>
          <text:p text:style-name="P5">Citer un chemin allant de A à D.<text:line-break/>.................................................................... </text:p>
        </text:list-item>
        <text:list-item>
          <text:p text:style-name="P4">Citer un cycle.<text:line-break/>.................................................................... </text:p>
        </text:list-item>
      </text:list>
      <text:h text:style-name="Heading_20_1" text:outline-level="1">3. Exercices</text:h>
      <text:h text:style-name="Heading_20_2" text:outline-level="2">Exercice 1</text:h>
      <text:p text:style-name="Text_20_body">Compléter :</text:p>
      <text:list text:style-name="L3">
        <text:list-item>
          <text:p text:style-name="P7">Un sommet est<text:line-break/>.................................................................... </text:p>
        </text:list-item>
        <text:list-item>
          <text:p text:style-name="P7">Une arête est<text:line-break/>.................................................................... </text:p>
        </text:list-item>
        <text:list-item>
          <text:p text:style-name="P7">Deux sommets sont voisins si<text:line-break/>.................................................................... </text:p>
        </text:list-item>
        <text:list-item>
          <text:p text:style-name="P6">Le degré d’un sommet est<text:line-break/>.................................................................... </text:p>
        </text:list-item>
      </text:list>
      <text:h text:style-name="Heading_20_2" text:outline-level="2">Exercice 2</text:h>
      <text:p text:style-name="Text_20_body">On considère le graphe :</text:p>
      <text:section text:style-name="Sect1" text:name="Section1">
        <text:p text:style-name="P1"><text:bookmark text:name="code-block-viewer"/>A ----- B ----- E</text:p>
        <text:p text:style-name="Preformatted_20_Text">| <text:s text:c="6"/>|</text:p>
        <text:p text:style-name="Preformatted_20_Text">| <text:s text:c="6"/>|</text:p>
        <text:p text:style-name="Preformatted_20_Text">C ----- D</text:p>
      </text:section>
      <text:h text:style-name="Heading_20_3" text:outline-level="3"><text:soft-page-break/>Questions</text:h>
      <text:list text:style-name="L4">
        <text:list-item>
          <text:p text:style-name="P9">Donner la liste des sommets.<text:line-break/>.................................................................... </text:p>
        </text:list-item>
        <text:list-item>
          <text:p text:style-name="P9">Donner la liste des arêtes.<text:line-break/>.................................................................... </text:p>
        </text:list-item>
        <text:list-item>
          <text:p text:style-name="P9">Quels sont les voisins de B ?<text:line-break/>.................................................................... </text:p>
        </text:list-item>
        <text:list-item>
          <text:p text:style-name="P9">Quel est le degré de B ?<text:line-break/>.................................................................... </text:p>
        </text:list-item>
        <text:list-item>
          <text:p text:style-name="P9">Citer un chemin allant de A à E.<text:line-break/>.................................................................... </text:p>
        </text:list-item>
        <text:list-item>
          <text:p text:style-name="P8">Ce graphe contient-il un cycle ?<text:line-break/>.................................................................... </text:p>
        </text:list-item>
      </text:list>
      <text:h text:style-name="Heading_20_2" text:outline-level="2">Exercice 3</text:h>
      <text:p text:style-name="Text_20_body">Dire si les affirmations suivantes sont vraies ou fausses.</text:p>
      <text:list text:style-name="L5">
        <text:list-item>
          <text:p text:style-name="P11">Deux sommets voisins sont reliés directement.<text:line-break/><text:span text:style-name="Strong_20_Emphasis">Vrai / Faux</text:span> </text:p>
        </text:list-item>
        <text:list-item>
          <text:p text:style-name="P11">Le degré d’un sommet est le nombre total de sommets du graphe.<text:line-break/><text:span text:style-name="Strong_20_Emphasis">Vrai / Faux</text:span> </text:p>
        </text:list-item>
        <text:list-item>
          <text:p text:style-name="P11">Un cycle est un chemin fermé.<text:line-break/><text:span text:style-name="Strong_20_Emphasis">Vrai / Faux</text:span> </text:p>
        </text:list-item>
        <text:list-item>
          <text:p text:style-name="P10">Un chemin doit suivre les arêtes du graphe.<text:line-break/><text:span text:style-name="Strong_20_Emphasis">Vrai / Faux</text:span> </text:p>
        </text:list-item>
      </text:list>
      <text:h text:style-name="Heading_20_1" text:outline-level="1">4. Modéliser une situation</text:h>
      <text:p text:style-name="Text_20_body">On considère 4 personnes :</text:p>
      <text:list text:style-name="L6">
        <text:list-item>
          <text:p text:style-name="P13">Alice </text:p>
        </text:list-item>
        <text:list-item>
          <text:p text:style-name="P13">Bilal </text:p>
        </text:list-item>
        <text:list-item>
          <text:p text:style-name="P13">Chloé </text:p>
        </text:list-item>
        <text:list-item>
          <text:p text:style-name="P12">Diego </text:p>
        </text:list-item>
      </text:list>
      <text:p text:style-name="Text_20_body">Relations :</text:p>
      <text:list text:style-name="L7">
        <text:list-item>
          <text:p text:style-name="P15">Alice connaît Bilal </text:p>
        </text:list-item>
        <text:list-item>
          <text:p text:style-name="P15">Alice connaît Chloé </text:p>
        </text:list-item>
        <text:list-item>
          <text:p text:style-name="P15">Bilal connaît Diego </text:p>
        </text:list-item>
        <text:list-item>
          <text:p text:style-name="P14">Chloé connaît Diego </text:p>
        </text:list-item>
      </text:list>
      <text:h text:style-name="Heading_20_3" text:outline-level="3">Questions</text:h>
      <text:list text:style-name="L8">
        <text:list-item>
          <text:p text:style-name="P17">Quels sont les sommets du graphe ?<text:line-break/>.................................................................... </text:p>
        </text:list-item>
        <text:list-item>
          <text:p text:style-name="P17"><text:soft-page-break/>Quelles sont les arêtes du graphe ?<text:line-break/>.................................................................... </text:p>
        </text:list-item>
        <text:list-item>
          <text:p text:style-name="P17">Alice et Diego sont-ils voisins ?<text:line-break/>.................................................................... </text:p>
        </text:list-item>
        <text:list-item>
          <text:p text:style-name="P16">Citer un chemin allant de Alice à Diego.<text:line-break/>.................................................................... </text:p>
        </text:list-item>
      </text:list>
      <text:h text:style-name="Heading_20_1" text:outline-level="1">5. Petit exercice type bac</text:h>
      <text:p text:style-name="Text_20_body">On considère le graphe dont :</text:p>
      <text:list text:style-name="L9">
        <text:list-item>
          <text:p text:style-name="P19">les sommets sont A, B, C, D, E </text:p>
        </text:list-item>
        <text:list-item>
          <text:p text:style-name="P18">les arêtes sont [A,B], [A,C], [B,C], [B,D], [C,E] </text:p>
        </text:list-item>
      </text:list>
      <text:h text:style-name="Heading_20_3" text:outline-level="3">Questions</text:h>
      <text:list text:style-name="L10">
        <text:list-item>
          <text:p text:style-name="P21">Quels sont les voisins de A ?<text:line-break/>.................................................................... </text:p>
        </text:list-item>
        <text:list-item>
          <text:p text:style-name="P21">Quels sont les voisins de B ?<text:line-break/>.................................................................... </text:p>
        </text:list-item>
        <text:list-item>
          <text:p text:style-name="P21">Quel est le degré de B ?<text:line-break/>.................................................................... </text:p>
        </text:list-item>
        <text:list-item>
          <text:p text:style-name="P21">Citer un chemin allant de A à D.<text:line-break/>.................................................................... </text:p>
        </text:list-item>
        <text:list-item>
          <text:p text:style-name="P21">Citer un chemin allant de A à E.<text:line-break/>.................................................................... </text:p>
        </text:list-item>
        <text:list-item>
          <text:p text:style-name="P21">Le chemin A → B → C → A est-il un cycle ?<text:line-break/>.................................................................... </text:p>
        </text:list-item>
        <text:list-item>
          <text:p text:style-name="P20">Pourquoi ?<text:line-break/>.................................................................... </text:p>
        </text:list-item>
      </text:list>
      <text:h text:style-name="Heading_20_1" text:outline-level="1">6. Vrai ou faux ?</text:h>
      <text:h text:style-name="Heading_20_2" text:outline-level="2">a)</text:h>
      <text:p text:style-name="Text_20_body">Un graphe est composé de sommets et d’arêtes.<text:line-break/><text:span text:style-name="Strong_20_Emphasis">Vrai / Faux</text:span></text:p>
      <text:h text:style-name="Heading_20_2" text:outline-level="2">b)</text:h>
      <text:p text:style-name="Text_20_body">Deux sommets voisins ne sont pas reliés directement.<text:line-break/><text:span text:style-name="Strong_20_Emphasis">Vrai / Faux</text:span></text:p>
      <text:h text:style-name="Heading_20_2" text:outline-level="2"><text:soft-page-break/>c)</text:h>
      <text:p text:style-name="Text_20_body">Le degré d’un sommet correspond au nombre d’arêtes qui lui sont reliées.<text:line-break/><text:span text:style-name="Strong_20_Emphasis">Vrai / Faux</text:span></text:p>
      <text:h text:style-name="Heading_20_2" text:outline-level="2">d)</text:h>
      <text:p text:style-name="Text_20_body">Un chemin est une suite de sommets reliés.<text:line-break/><text:span text:style-name="Strong_20_Emphasis">Vrai / Faux</text:span></text:p>
      <text:h text:style-name="Heading_20_2" text:outline-level="2">e)</text:h>
      <text:p text:style-name="Text_20_body">Un cycle est un chemin qui revient au point de départ.<text:line-break/><text:span text:style-name="Strong_20_Emphasis">Vrai / Faux</text:span></text:p>
      <text:h text:style-name="Heading_20_1" text:outline-level="1">7. Bilan</text:h>
      <text:p text:style-name="Text_20_body">Compléter les phrases :</text:p>
      <text:list text:style-name="L11">
        <text:list-item>
          <text:p text:style-name="P23">Un graphe est<text:line-break/>.................................................................... </text:p>
        </text:list-item>
        <text:list-item>
          <text:p text:style-name="P23">Un sommet est<text:line-break/>.................................................................... </text:p>
        </text:list-item>
        <text:list-item>
          <text:p text:style-name="P23">Une arête est<text:line-break/>.................................................................... </text:p>
        </text:list-item>
        <text:list-item>
          <text:p text:style-name="P23">Deux sommets voisins sont<text:line-break/>.................................................................... </text:p>
        </text:list-item>
        <text:list-item>
          <text:p text:style-name="P23">Le degré d’un sommet est<text:line-break/>.................................................................... </text:p>
        </text:list-item>
        <text:list-item>
          <text:p text:style-name="P23">Un chemin est<text:line-break/>.................................................................... </text:p>
        </text:list-item>
        <text:list-item>
          <text:p text:style-name="P22">Un cycle est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Exemple guidé</text:h>
      <text:list text:style-name="L12">
        <text:list-item>
          <text:p text:style-name="P25">A, B, C, D </text:p>
        </text:list-item>
        <text:list-item>
          <text:p text:style-name="P25">[A,B], [A,C], [B,C], [B,D] </text:p>
        </text:list-item>
        <text:list-item>
          <text:p text:style-name="P25">B et C </text:p>
        </text:list-item>
        <text:list-item>
          <text:p text:style-name="P25">A, C, D </text:p>
        </text:list-item>
        <text:list-item>
          <text:p text:style-name="P25">2 </text:p>
        </text:list-item>
        <text:list-item>
          <text:p text:style-name="P25">3 </text:p>
        </text:list-item>
        <text:list-item>
          <text:p text:style-name="P25">A → B → D </text:p>
        </text:list-item>
        <text:list-item>
          <text:p text:style-name="P24">A → B → C → A </text:p>
        </text:list-item>
      </text:list>
      <text:h text:style-name="Heading_20_2" text:outline-level="2"><text:soft-page-break/>Exercice 1</text:h>
      <text:list text:style-name="L13">
        <text:list-item>
          <text:p text:style-name="P27">un point du graphe </text:p>
        </text:list-item>
        <text:list-item>
          <text:p text:style-name="P27">un lien entre deux sommets </text:p>
        </text:list-item>
        <text:list-item>
          <text:p text:style-name="P27">ils sont reliés par une arête </text:p>
        </text:list-item>
        <text:list-item>
          <text:p text:style-name="P26">le nombre d’arêtes qui lui sont reliées </text:p>
        </text:list-item>
      </text:list>
      <text:h text:style-name="Heading_20_2" text:outline-level="2">Exercice 2</text:h>
      <text:list text:style-name="L14">
        <text:list-item>
          <text:p text:style-name="P29">A, B, C, D, E </text:p>
        </text:list-item>
        <text:list-item>
          <text:p text:style-name="P29">[A,B], [A,C], [B,D], [B,E], [C,D] </text:p>
        </text:list-item>
        <text:list-item>
          <text:p text:style-name="P29">A, D, E </text:p>
        </text:list-item>
        <text:list-item>
          <text:p text:style-name="P29">3 </text:p>
        </text:list-item>
        <text:list-item>
          <text:p text:style-name="P29">A → B → E </text:p>
        </text:list-item>
        <text:list-item>
          <text:p text:style-name="P28">Oui </text:p>
        </text:list-item>
      </text:list>
      <text:h text:style-name="Heading_20_2" text:outline-level="2">Exercice 3</text:h>
      <text:list text:style-name="L15">
        <text:list-item>
          <text:p text:style-name="P31">Vrai </text:p>
        </text:list-item>
        <text:list-item>
          <text:p text:style-name="P31">Faux </text:p>
        </text:list-item>
        <text:list-item>
          <text:p text:style-name="P31">Vrai </text:p>
        </text:list-item>
        <text:list-item>
          <text:p text:style-name="P30">Vrai </text:p>
        </text:list-item>
      </text:list>
      <text:h text:style-name="Heading_20_2" text:outline-level="2">Modéliser une situation</text:h>
      <text:list text:style-name="L16">
        <text:list-item>
          <text:p text:style-name="P33">Alice, Bilal, Chloé, Diego </text:p>
        </text:list-item>
        <text:list-item>
          <text:p text:style-name="P33">[Alice, Bilal], [Alice, Chloé], [Bilal, Diego], [Chloé, Diego] </text:p>
        </text:list-item>
        <text:list-item>
          <text:p text:style-name="P33">Non </text:p>
        </text:list-item>
        <text:list-item>
          <text:p text:style-name="P32">Alice → Bilal → Diego ou Alice → Chloé → Diego </text:p>
        </text:list-item>
      </text:list>
      <text:h text:style-name="Heading_20_2" text:outline-level="2">Petit exercice type bac</text:h>
      <text:list text:style-name="L17">
        <text:list-item>
          <text:p text:style-name="P35">B et C </text:p>
        </text:list-item>
        <text:list-item>
          <text:p text:style-name="P35">A, C, D </text:p>
        </text:list-item>
        <text:list-item>
          <text:p text:style-name="P35">3 </text:p>
        </text:list-item>
        <text:list-item>
          <text:p text:style-name="P35">A → B → D </text:p>
        </text:list-item>
        <text:list-item>
          <text:p text:style-name="P35">A → C → E </text:p>
        </text:list-item>
        <text:list-item>
          <text:p text:style-name="P35">Oui </text:p>
        </text:list-item>
        <text:list-item>
          <text:p text:style-name="P34">Parce qu’on part de A et on revient à A en suivant les arêtes </text:p>
        </text:list-item>
      </text:list>
      <text:h text:style-name="Heading_20_2" text:outline-level="2">Vrai ou faux</text:h>
      <text:p text:style-name="Text_20_body">a) <text:span text:style-name="Strong_20_Emphasis">Vrai</text:span><text:line-break/>b) <text:span text:style-name="Strong_20_Emphasis">Faux</text:span><text:line-break/>c) <text:span text:style-name="Strong_20_Emphasis">Vrai</text:span><text:line-break/>d) <text:span text:style-name="Strong_20_Emphasis">Vrai</text:span><text:line-break/>e) <text:span text:style-name="Strong_20_Emphasis">Vrai</text:span></text:p>
      <text:h text:style-name="Heading_20_2" text:outline-level="2"><text:soft-page-break/>Bilan possible</text:h>
      <text:list text:style-name="L18">
        <text:list-item>
          <text:p text:style-name="P37">un ensemble de sommets reliés par des arêtes </text:p>
        </text:list-item>
        <text:list-item>
          <text:p text:style-name="P37">un point du graphe </text:p>
        </text:list-item>
        <text:list-item>
          <text:p text:style-name="P37">un lien entre deux sommets </text:p>
        </text:list-item>
        <text:list-item>
          <text:p text:style-name="P37">reliés directement par une arête </text:p>
        </text:list-item>
        <text:list-item>
          <text:p text:style-name="P37">le nombre d’arêtes qui lui sont reliées </text:p>
        </text:list-item>
        <text:list-item>
          <text:p text:style-name="P37">une suite de sommets reliés </text:p>
        </text:list-item>
        <text:list-item>
          <text:p text:style-name="P36">un chemin fermé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On considère le graphe :</text:p>
      <text:list text:style-name="L19">
        <text:list-item>
          <text:p text:style-name="P39">sommets : A, B, C, D </text:p>
        </text:list-item>
        <text:list-item>
          <text:p text:style-name="P38">arêtes : [A,B], [A,C], [B,D] </text:p>
        </text:list-item>
      </text:list>
      <text:list text:style-name="L20">
        <text:list-item>
          <text:p text:style-name="P41">Quels sont les voisins de A ? </text:p>
        </text:list-item>
        <text:list-item>
          <text:p text:style-name="P41">Quel est le degré de A ? </text:p>
        </text:list-item>
        <text:list-item>
          <text:p text:style-name="P40">Citer un chemin allant de C à D. </text:p>
        </text:list-item>
      </text:list>
      <text:h text:style-name="Heading_20_2" text:outline-level="2">Exercice 2</text:h>
      <text:p text:style-name="Text_20_body">Expliquer en une phrase la différence entre un chemin et un cycle.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Donner un exemple de situation réelle que l’on peut modéliser par un graphe.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32:06.222542161</meta:creation-date>
    <dc:date>2026-04-20T14:34:47.791929678</dc:date>
    <meta:editing-duration>PT2M42S</meta:editing-duration>
    <meta:editing-cycles>1</meta:editing-cycles>
    <meta:document-statistic meta:table-count="0" meta:image-count="0" meta:object-count="0" meta:page-count="7" meta:paragraph-count="175" meta:word-count="996" meta:character-count="7120" meta:non-whitespace-character-count="6275"/>
    <meta:generator>LibreOffice/24.2.7.2$Linux_X86_64 LibreOffice_project/420$Build-2</meta:generator>
  </office:meta>
</office:document-meta>
</file>